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 Regular" svg:font-family="'Noto Sans SC Regular'" style:font-family-generic="system" style:font-pitch="variable"/>
    <style:font-face style:name="Times New Roman" svg:font-family="'Times New Roman'"/>
  </office:font-face-decls>
  <office:automatic-styles>
    <style:style style:name="Sheet0_col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258cm"/>
    </style:style>
    <style:style style:name="Sheet0_row0" style:family="table-row">
      <style:table-row-properties style:row-height="0.56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Sheet0" style:family="table" style:master-page-name="PM2">
      <style:table-properties table:display="true" style:writing-mode="lr-tb"/>
    </style:style>
    <style:style style:name="Sheet0_cell0" style:family="table-cell" style:parent-style-name="Default" style:data-style-name="N0">
      <style:table-cell-properties fo:padding="0cm"/>
      <style:text-properties fo:color="#000000" fo:language="en" fo:country="US"/>
    </style:style>
    <style:style style:name="Sheet0_cell1" style:family="table-cell" style:parent-style-name="Default">
      <style:table-cell-properties fo:padding="0cm"/>
      <style:text-properties fo:color="#000000" fo:language="en" fo:country="US"/>
    </style:style>
    <style:style style:name="ce3" style:family="table-cell" style:parent-style-name="Default" style:data-style-name="N0">
      <style:table-cell-properties fo:padding="0cm"/>
      <style:text-properties fo:color="#000000" fo:language="en" fo:country="US"/>
    </style:style>
    <style:style style:name="ce4" style:family="table-cell" style:parent-style-name="Default">
      <style:table-cell-properties fo:padding="0cm"/>
      <style:text-properties fo:color="#000000" fo:language="en" fo:country="US"/>
    </style:style>
    <style:style style:name="Span0" style:family="text">
      <style:text-properties fo:color="#000000" loext:opacity="100%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2" style:family="text">
      <style:text-properties fo:color="#000000" style:font-name="Times New Roman" fo:font-size="12pt" fo:language="en" fo:country="US" style:font-name-asian="Times New Roman" style:font-name-complex="Times New Roman" style:font-size-asian="12pt" style:font-size-complex="12pt"/>
    </style:style>
  </office:automatic-styles>
  <office:body>
    <office:spreadsheet>
      <table:table table:name="Sheet1" table:style-name="Sheet0">
        <table:table-column table:style-name="Sheet0_col1" table:default-cell-style-name="ce4"/>
        <table:table-column table:style-name="Sheet0_col1" table:number-columns-repeated="5" table:default-cell-style-name="ce3"/>
        <table:table-row table:style-name="Sheet0_row0"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<text:span text:style-name="T2">quadrats</text:span></text:p>
          </table:table-cell>
          <table:table-cell table:style-name="Default" table:number-columns-repeated="4"/>
        </table:table-row>
        <table:table-row table:style-name="Sheet0_row0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<text:span text:style-name="T2">species </text:span></text:p>
          </table:table-cell>
          <table:table-cell table:style-name="Default" table:number-columns-repeated="4"/>
        </table:table-row>
        <table:table-row table:style-name="Sheet0_row0">
          <table:table-cell table:style-name="Default"/>
          <table:table-cell table:style-name="ce4" office:value-type="string" calcext:value-type="string">
            <text:p><text:span text:style-name="T2">Q</text:span></text:p>
          </table:table-cell>
          <table:table-cell table:style-name="ce4" office:value-type="string" calcext:value-type="string">
            <text:p><text:span text:style-name="T2">Q</text:span></text:p>
          </table:table-cell>
          <table:table-cell table:style-name="ce4" office:value-type="string" calcext:value-type="string">
            <text:p><text:span text:style-name="T2">Q</text:span></text:p>
          </table:table-cell>
          <table:table-cell table:style-name="ce4" office:value-type="string" calcext:value-type="string">
            <text:p><text:span text:style-name="T2">Q</text:span></text:p>
          </table:table-cell>
          <table:table-cell table:style-name="ce4" office:value-type="string" calcext:value-type="string">
            <text:p><text:span text:style-name="T2">Q</text:span></text:p>
          </table:table-cell>
        </table:table-row>
        <table:table-row table:style-name="Sheet0_row0">
          <table:table-cell table:style-name="Default"/>
          <table:table-cell table:style-name="ce4" office:value-type="string" calcext:value-type="string">
            <text:p><text:span text:style-name="T2">Cc      </text:span></text:p>
          </table:table-cell>
          <table:table-cell table:style-name="ce4" office:value-type="string" calcext:value-type="string">
            <text:p><text:span text:style-name="T2">Rp      </text:span></text:p>
          </table:table-cell>
          <table:table-cell table:style-name="ce4" office:value-type="string" calcext:value-type="string">
            <text:p><text:span text:style-name="T2">Cm      </text:span></text:p>
          </table:table-cell>
          <table:table-cell table:style-name="ce4" office:value-type="string" calcext:value-type="string">
            <text:p><text:span text:style-name="T2">Cf      </text:span></text:p>
          </table:table-cell>
          <table:table-cell table:style-name="ce4" office:value-type="string" calcext:value-type="string">
            <text:p><text:span text:style-name="T2">Rt      </text:span></text:p>
          </table:table-cell>
        </table:table-row>
        <table:table-row table:style-name="Sheet0_row0">
          <table:table-cell office:value-type="string" calcext:value-type="string">
            <text:p><text:span text:style-name="T2">C01     </text:span></text:p>
          </table:table-cell>
          <table:table-cell office:value-type="float" office:value="75.69999695" calcext:value-type="float">
            <text:p>75.6999969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02     </text:span></text:p>
          </table:table-cell>
          <table:table-cell office:value-type="float" office:value="16.39999962" calcext:value-type="float">
            <text:p>16.399999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03     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0000153" calcext:value-type="float">
            <text:p>39.4000015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04     </text:span></text:p>
          </table:table-cell>
          <table:table-cell office:value-type="float" office:value="75.69999695" calcext:value-type="float">
            <text:p>75.6999969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05     </text:span></text:p>
          </table:table-cell>
          <table:table-cell office:value-type="float" office:value="39.40000153" calcext:value-type="float">
            <text:p>39.400001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06     </text:span></text:p>
          </table:table-cell>
          <table:table-cell office:value-type="float" office:value="75.69999695" calcext:value-type="float">
            <text:p>75.69999695</text:p>
          </table:table-cell>
          <table:table-cell office:value-type="float" office:value="0.30000001" calcext:value-type="float">
            <text:p>0.30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08     </text:span>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75.69999695" calcext:value-type="float">
            <text:p>75.69999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09     </text:span></text:p>
          </table:table-cell>
          <table:table-cell office:value-type="float" office:value="39.40000153" calcext:value-type="float">
            <text:p>39.40000153</text:p>
          </table:table-cell>
          <table:table-cell office:value-type="float" office:value="1.5" calcext:value-type="float">
            <text:p>1.5</text:p>
          </table:table-cell>
          <table:table-cell office:value-type="float" office:value="39.40000153" calcext:value-type="float">
            <text:p>39.40000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10     </text:span></text:p>
          </table:table-cell>
          <table:table-cell office:value-type="float" office:value="26.39999962" calcext:value-type="float">
            <text:p>26.39999962</text:p>
          </table:table-cell>
          <table:table-cell office:value-type="float" office:value="1.5" calcext:value-type="float">
            <text:p>1.5</text:p>
          </table:table-cell>
          <table:table-cell office:value-type="float" office:value="39.40000153" calcext:value-type="float">
            <text:p>39.40000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11     </text:span></text:p>
          </table:table-cell>
          <table:table-cell office:value-type="float" office:value="39.40000153" calcext:value-type="float">
            <text:p>39.40000153</text:p>
          </table:table-cell>
          <table:table-cell office:value-type="float" office:value="1.5" calcext:value-type="float">
            <text:p>1.5</text:p>
          </table:table-cell>
          <table:table-cell office:value-type="float" office:value="39.40000153" calcext:value-type="float">
            <text:p>39.40000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12     </text:span></text:p>
          </table:table-cell>
          <table:table-cell office:value-type="float" office:value="75.69999695" calcext:value-type="float">
            <text:p>75.6999969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13     </text:span></text:p>
          </table:table-cell>
          <table:table-cell office:value-type="float" office:value="9.19999981" calcext:value-type="float">
            <text:p>9.19999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0000019" calcext:value-type="float">
            <text:p>4.30000019</text:p>
          </table:table-cell>
          <table:table-cell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14     </text:span></text:p>
          </table:table-cell>
          <table:table-cell office:value-type="float" office:value="75.69999695" calcext:value-type="float">
            <text:p>75.69999695</text:p>
          </table:table-cell>
          <table:table-cell office:value-type="float" office:value="0.30000001" calcext:value-type="float">
            <text:p>0.30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15     </text:span></text:p>
          </table:table-cell>
          <table:table-cell office:value-type="float" office:value="55.70000076" calcext:value-type="float">
            <text:p>55.70000076</text:p>
          </table:table-cell>
          <table:table-cell office:value-type="float" office:value="0" calcext:value-type="float">
            <text:p>0</text:p>
          </table:table-cell>
          <table:table-cell office:value-type="float" office:value="9.19999981" calcext:value-type="float">
            <text:p>9.19999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16     </text:span></text:p>
          </table:table-cell>
          <table:table-cell office:value-type="float" office:value="75.69999695" calcext:value-type="float">
            <text:p>75.69999695</text:p>
          </table:table-cell>
          <table:table-cell office:value-type="float" office:value="4.30000019" calcext:value-type="float">
            <text:p>4.300000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17     </text:span></text:p>
          </table:table-cell>
          <table:table-cell office:value-type="float" office:value="75.69999695" calcext:value-type="float">
            <text:p>75.699996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18     </text:span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40000153" calcext:value-type="float">
            <text:p>39.40000153</text:p>
          </table:table-cell>
          <table:table-cell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19     </text:span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39999962" calcext:value-type="float">
            <text:p>26.39999962</text:p>
          </table:table-cell>
          <table:table-cell office:value-type="float" office:value="55.70000076" calcext:value-type="float">
            <text:p>55.70000076</text:p>
          </table:table-cell>
        </table:table-row>
        <table:table-row table:style-name="Sheet0_row0">
          <table:table-cell office:value-type="string" calcext:value-type="string">
            <text:p><text:span text:style-name="T2">C20     </text:span></text:p>
          </table:table-cell>
          <table:table-cell office:value-type="float" office:value="75.69999695" calcext:value-type="float">
            <text:p>75.69999695</text:p>
          </table:table-cell>
          <table:table-cell office:value-type="float" office:value="0.30000001" calcext:value-type="float">
            <text:p>0.30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21     </text:span></text:p>
          </table:table-cell>
          <table:table-cell office:value-type="float" office:value="75.69999695" calcext:value-type="float">
            <text:p>75.6999969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22     </text:span></text:p>
          </table:table-cell>
          <table:table-cell office:value-type="float" office:value="75.69999695" calcext:value-type="float">
            <text:p>75.699996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Sheet0_row0">
          <table:table-cell office:value-type="string" calcext:value-type="string">
            <text:p><text:span text:style-name="T2">C23     </text:span></text:p>
          </table:table-cell>
          <table:table-cell office:value-type="float" office:value="16.39999962" calcext:value-type="float">
            <text:p>16.39999962</text:p>
          </table:table-cell>
          <table:table-cell office:value-type="float" office:value="1.5" calcext:value-type="float">
            <text:p>1.5</text:p>
          </table:table-cell>
          <table:table-cell office:value-type="float" office:value="39.40000153" calcext:value-type="float">
            <text:p>39.40000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24     </text:span></text:p>
          </table:table-cell>
          <table:table-cell office:value-type="float" office:value="75.69999695" calcext:value-type="float">
            <text:p>75.6999969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25     </text:span></text:p>
          </table:table-cell>
          <table:table-cell office:value-type="float" office:value="75.69999695" calcext:value-type="float">
            <text:p>75.69999695</text:p>
          </table:table-cell>
          <table:table-cell office:value-type="float" office:value="4.30000019" calcext:value-type="float">
            <text:p>4.300000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26     </text:span></text:p>
          </table:table-cell>
          <table:table-cell office:value-type="float" office:value="75.69999695" calcext:value-type="float">
            <text:p>75.6999969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27     </text:span></text:p>
          </table:table-cell>
          <table:table-cell office:value-type="float" office:value="75.69999695" calcext:value-type="float">
            <text:p>75.699996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Sheet0_row0">
          <table:table-cell office:value-type="string" calcext:value-type="string">
            <text:p><text:span text:style-name="T2">C28     </text:span></text:p>
          </table:table-cell>
          <table:table-cell office:value-type="float" office:value="75.69999695" calcext:value-type="float">
            <text:p>75.6999969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29     </text:span></text:p>
          </table:table-cell>
          <table:table-cell office:value-type="float" office:value="39.40000153" calcext:value-type="float">
            <text:p>39.40000153</text:p>
          </table:table-cell>
          <table:table-cell office:value-type="float" office:value="4.30000019" calcext:value-type="float">
            <text:p>4.300000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30     </text:span></text:p>
          </table:table-cell>
          <table:table-cell office:value-type="float" office:value="0.30000001" calcext:value-type="float">
            <text:p>0.30000001</text:p>
          </table:table-cell>
          <table:table-cell office:value-type="float" office:value="39.40000153" calcext:value-type="float">
            <text:p>39.400001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31     </text:span></text:p>
          </table:table-cell>
          <table:table-cell office:value-type="float" office:value="55.70000076" calcext:value-type="float">
            <text:p>55.7000007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32     </text:span></text:p>
          </table:table-cell>
          <table:table-cell office:value-type="float" office:value="75.69999695" calcext:value-type="float">
            <text:p>75.69999695</text:p>
          </table:table-cell>
          <table:table-cell office:value-type="float" office:value="0.30000001" calcext:value-type="float">
            <text:p>0.30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33     </text:span></text:p>
          </table:table-cell>
          <table:table-cell office:value-type="float" office:value="4.30000019" calcext:value-type="float">
            <text:p>4.30000019</text:p>
          </table:table-cell>
          <table:table-cell office:value-type="float" office:value="1.5" calcext:value-type="float">
            <text:p>1.5</text:p>
          </table:table-cell>
          <table:table-cell office:value-type="float" office:value="55.70000076" calcext:value-type="float">
            <text:p>55.70000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35     </text:span></text:p>
          </table:table-cell>
          <table:table-cell office:value-type="float" office:value="26.39999962" calcext:value-type="float">
            <text:p>26.3999996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38     </text:span></text:p>
          </table:table-cell>
          <table:table-cell office:value-type="float" office:value="39.40000153" calcext:value-type="float">
            <text:p>39.4000015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39     </text:span></text:p>
          </table:table-cell>
          <table:table-cell office:value-type="float" office:value="9.19999981" calcext:value-type="float">
            <text:p>9.199999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40     </text:span></text:p>
          </table:table-cell>
          <table:table-cell office:value-type="float" office:value="26.39999962" calcext:value-type="float">
            <text:p>26.399999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39999962" calcext:value-type="float">
            <text:p>16.39999962</text:p>
          </table:table-cell>
        </table:table-row>
        <table:table-row table:style-name="Sheet0_row0">
          <table:table-cell office:value-type="string" calcext:value-type="string">
            <text:p><text:span text:style-name="T2">C41     </text:span></text:p>
          </table:table-cell>
          <table:table-cell office:value-type="float" office:value="55.70000076" calcext:value-type="float">
            <text:p>55.7000007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42     </text:span></text:p>
          </table:table-cell>
          <table:table-cell office:value-type="float" office:value="26.39999962" calcext:value-type="float">
            <text:p>26.3999996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6.39999962" calcext:value-type="float">
            <text:p>16.39999962</text:p>
          </table:table-cell>
          <table:table-cell office:value-type="float" office:value="9.19999981" calcext:value-type="float">
            <text:p>9.19999981</text:p>
          </table:table-cell>
        </table:table-row>
        <table:table-row table:style-name="Sheet0_row0">
          <table:table-cell office:value-type="string" calcext:value-type="string">
            <text:p><text:span text:style-name="T2">C43     </text:span></text:p>
          </table:table-cell>
          <table:table-cell office:value-type="float" office:value="39.40000153" calcext:value-type="float">
            <text:p>39.400001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44     </text:span>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75.69999695" calcext:value-type="float">
            <text:p>75.69999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45     </text:span></text:p>
          </table:table-cell>
          <table:table-cell office:value-type="float" office:value="55.70000076" calcext:value-type="float">
            <text:p>55.7000007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46     </text:span></text:p>
          </table:table-cell>
          <table:table-cell office:value-type="float" office:value="16.39999962" calcext:value-type="float">
            <text:p>16.3999996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0000153" calcext:value-type="float">
            <text:p>39.40000153</text:p>
          </table:table-cell>
        </table:table-row>
        <table:table-row table:style-name="Sheet0_row0">
          <table:table-cell office:value-type="string" calcext:value-type="string">
            <text:p><text:span text:style-name="T2">C47     </text:span></text:p>
          </table:table-cell>
          <table:table-cell office:value-type="float" office:value="39.40000153" calcext:value-type="float">
            <text:p>39.40000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39999962" calcext:value-type="float">
            <text:p>16.39999962</text:p>
          </table:table-cell>
        </table:table-row>
        <table:table-row table:style-name="Sheet0_row0">
          <table:table-cell office:value-type="string" calcext:value-type="string">
            <text:p><text:span text:style-name="T2">C48     </text:span></text:p>
          </table:table-cell>
          <table:table-cell office:value-type="float" office:value="55.70000076" calcext:value-type="float">
            <text:p>55.7000007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49     </text:span></text:p>
          </table:table-cell>
          <table:table-cell office:value-type="float" office:value="26.39999962" calcext:value-type="float">
            <text:p>26.39999962</text:p>
          </table:table-cell>
          <table:table-cell office:value-type="float" office:value="0" calcext:value-type="float">
            <text:p>0</text:p>
          </table:table-cell>
          <table:table-cell office:value-type="float" office:value="16.39999962" calcext:value-type="float">
            <text:p>16.39999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50     </text:span></text:p>
          </table:table-cell>
          <table:table-cell office:value-type="float" office:value="9.19999981" calcext:value-type="float">
            <text:p>9.19999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9999962" calcext:value-type="float">
            <text:p>26.39999962</text:p>
          </table:table-cell>
          <table:table-cell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53     </text:span>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54     </text:span></text:p>
          </table:table-cell>
          <table:table-cell office:value-type="float" office:value="55.70000076" calcext:value-type="float">
            <text:p>55.7000007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57     </text:span></text:p>
          </table:table-cell>
          <table:table-cell office:value-type="float" office:value="55.70000076" calcext:value-type="float">
            <text:p>55.70000076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59     </text:span></text:p>
          </table:table-cell>
          <table:table-cell office:value-type="float" office:value="1.5" calcext:value-type="float">
            <text:p>1.5</text:p>
          </table:table-cell>
          <table:table-cell office:value-type="float" office:value="0.30000001" calcext:value-type="float">
            <text:p>0.30000001</text:p>
          </table:table-cell>
          <table:table-cell office:value-type="float" office:value="55.70000076" calcext:value-type="float">
            <text:p>55.70000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70     </text:span></text:p>
          </table:table-cell>
          <table:table-cell office:value-type="float" office:value="9.19999981" calcext:value-type="float">
            <text:p>9.19999981</text:p>
          </table:table-cell>
          <table:table-cell office:value-type="float" office:value="39.40000153" calcext:value-type="float">
            <text:p>39.400001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71     </text:span></text:p>
          </table:table-cell>
          <table:table-cell office:value-type="float" office:value="16.39999962" calcext:value-type="float">
            <text:p>16.39999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9999981" calcext:value-type="float">
            <text:p>9.19999981</text:p>
          </table:table-cell>
          <table:table-cell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73     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9999981" calcext:value-type="float">
            <text:p>9.19999981</text:p>
          </table:table-cell>
          <table:table-cell office:value-type="float" office:value="4.30000019" calcext:value-type="float">
            <text:p>4.30000019</text:p>
          </table:table-cell>
          <table:table-cell office:value-type="float" office:value="0" calcext:value-type="float">
            <text:p>0</text:p>
          </table:table-cell>
        </table:table-row>
        <table:table-row table:style-name="Sheet0_row0">
          <table:table-cell office:value-type="string" calcext:value-type="string">
            <text:p><text:span text:style-name="T2">C74     </text:span></text:p>
          </table:table-cell>
          <table:table-cell office:value-type="float" office:value="55.70000076" calcext:value-type="float">
            <text:p>55.70000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39999962" calcext:value-type="float">
            <text:p>16.399999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 Regular" svg:font-family="'Noto Sans SC Regular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SC Regular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EndNote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PM2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1$Linux_X86_64 LibreOffice_project/20$Build-1</meta:generator>
    <meta:document-statistic meta:table-count="1" meta:cell-count="338" meta:object-count="0"/>
  </office:meta>
</office:document-meta>
</file>